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Normal" style:family="paragraph">
      <style:text-properties fo:font-weight="bold" style:font-weight-asian="bold"/>
    </style:style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</office:automatic-styles>
  <office:body>
    <office:text text:use-soft-page-breaks="true">
      <text:p text:style-name="P1">NOUNS:</text:p>
      <text:list text:style-name="LFO1" text:continue-numbering="true">
        <text:list-item>
          <text:p text:style-name="P2">Movie</text:p>
        </text:list-item>
        <text:list-item>
          <text:p text:style-name="P3">Database</text:p>
        </text:list-item>
        <text:list-item>
          <text:p text:style-name="P4">Parser</text:p>
        </text:list-item>
        <text:list-item>
          <text:p text:style-name="P5">Movie List</text:p>
        </text:list-item>
      </text:list>
      <text:p text:style-name="P6">VERBS:</text:p>
      <text:list text:style-name="LFO2" text:continue-numbering="true">
        <text:list-item>
          <text:p text:style-name="P7">Parse</text:p>
        </text:list-item>
        <text:list-item>
          <text:p text:style-name="P8">Display</text:p>
        </text:list-item>
        <text:list-item>
          <text:p text:style-name="P9">Filte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2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ren Midkiff</meta:initial-creator>
    <dc:creator>Darren Midkiff</dc:creator>
    <meta:creation-date>2016-02-06T03:58:00Z</meta:creation-date>
    <dc:date>2016-02-06T04:00:00Z</dc:date>
    <meta:template xlink:href="Normal" xlink:type="simple"/>
    <meta:editing-cycles>1</meta:editing-cycles>
    <meta:editing-duration>PT120S</meta:editing-duration>
    <meta:document-statistic meta:page-count="1" meta:paragraph-count="1" meta:word-count="10" meta:character-count="67" meta:row-count="1" meta:non-whitespace-character-count="58"/>
  </office:meta>
</office:document-meta>
</file>